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765f" officeooo:paragraph-rsid="000b765f" style:font-weight-asian="bold" style:font-weight-complex="bold"/>
    </style:style>
    <style:style style:name="P2" style:family="paragraph" style:parent-style-name="Standard">
      <style:text-properties fo:font-weight="bold" officeooo:rsid="000b765f" officeooo:paragraph-rsid="000fc4b0" style:font-weight-asian="bold" style:font-weight-complex="bold"/>
    </style:style>
    <style:style style:name="P3" style:family="paragraph" style:parent-style-name="Standard">
      <style:text-properties fo:font-weight="bold" officeooo:rsid="000f877d" officeooo:paragraph-rsid="000f877d" style:font-weight-asian="bold" style:font-weight-complex="bold"/>
    </style:style>
    <style:style style:name="P4" style:family="paragraph" style:parent-style-name="Standard">
      <style:text-properties fo:font-weight="bold" officeooo:rsid="000fc4b0" officeooo:paragraph-rsid="000fc4b0" style:font-weight-asian="bold" style:font-weight-complex="bold"/>
    </style:style>
    <style:style style:name="P5" style:family="paragraph" style:parent-style-name="Standard">
      <style:text-properties fo:font-weight="bold" officeooo:rsid="0010cc21" officeooo:paragraph-rsid="0010cc21" style:font-weight-asian="bold" style:font-weight-complex="bold"/>
    </style:style>
    <style:style style:name="P6" style:family="paragraph" style:parent-style-name="Standard">
      <style:text-properties fo:font-weight="bold" officeooo:rsid="00127deb" officeooo:paragraph-rsid="00127deb" style:font-weight-asian="bold" style:font-weight-complex="bold"/>
    </style:style>
    <style:style style:name="P7" style:family="paragraph" style:parent-style-name="Standard">
      <style:text-properties fo:font-weight="bold" officeooo:rsid="0013cd4d" officeooo:paragraph-rsid="0013cd4d" style:font-weight-asian="bold" style:font-weight-complex="bold"/>
    </style:style>
    <style:style style:name="P8" style:family="paragraph" style:parent-style-name="Standard">
      <style:text-properties style:font-name="Arial" fo:font-weight="bold" officeooo:rsid="00145fa5" officeooo:paragraph-rsid="00145fa5" style:font-weight-asian="bold" style:font-weight-complex="bold"/>
    </style:style>
    <style:style style:name="P9" style:family="paragraph" style:parent-style-name="Standard">
      <style:text-properties style:font-name="Arial" fo:font-weight="bold" officeooo:rsid="00145fa5" officeooo:paragraph-rsid="0015737e" style:font-weight-asian="bold" style:font-weight-complex="bold"/>
    </style:style>
    <style:style style:name="P10" style:family="paragraph" style:parent-style-name="Standard">
      <style:text-properties style:font-name="Arial" fo:font-weight="bold" officeooo:rsid="00173f25" officeooo:paragraph-rsid="00173f25" style:font-weight-asian="bold" style:font-weight-complex="bold"/>
    </style:style>
    <style:style style:name="P11" style:family="paragraph" style:parent-style-name="Standard">
      <style:text-properties style:font-name="Arial" fo:font-weight="bold" officeooo:rsid="00173f25" officeooo:paragraph-rsid="001a5c3b" style:font-weight-asian="bold" style:font-weight-complex="bold"/>
    </style:style>
    <style:style style:name="P12" style:family="paragraph" style:parent-style-name="Standard">
      <style:text-properties style:font-name="Arial" fo:font-weight="bold" officeooo:rsid="001c9883" officeooo:paragraph-rsid="001c9883" style:font-weight-asian="bold" style:font-weight-complex="bold"/>
    </style:style>
    <style:style style:name="P13" style:family="paragraph" style:parent-style-name="Standard">
      <style:text-properties style:font-name="Arial" fo:font-weight="bold" officeooo:rsid="001c9883" officeooo:paragraph-rsid="001fc6d4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0b765f" officeooo:paragraph-rsid="000b765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aab0" style:font-weight-asian="normal" style:font-weight-complex="normal"/>
    </style:style>
    <style:style style:name="T3" style:family="text">
      <style:text-properties fo:font-weight="normal" officeooo:rsid="000fc4b0" style:font-weight-asian="normal" style:font-weight-complex="normal"/>
    </style:style>
    <style:style style:name="T4" style:family="text">
      <style:text-properties fo:font-weight="normal" officeooo:rsid="0017226e" style:font-weight-asian="normal" style:font-weight-complex="normal"/>
    </style:style>
    <style:style style:name="T5" style:family="text">
      <style:text-properties fo:font-weight="normal" officeooo:rsid="0019ce7f" style:font-weight-asian="normal" style:font-weight-complex="normal"/>
    </style:style>
    <style:style style:name="T6" style:family="text">
      <style:text-properties fo:font-weight="normal" officeooo:rsid="001a5c3b" style:font-weight-asian="normal" style:font-weight-complex="normal"/>
    </style:style>
    <style:style style:name="T7" style:family="text">
      <style:text-properties fo:font-weight="normal" officeooo:rsid="001be73d" style:font-weight-asian="normal" style:font-weight-complex="normal"/>
    </style:style>
    <style:style style:name="T8" style:family="text">
      <style:text-properties fo:font-weight="normal" officeooo:rsid="001c8ee0" style:font-weight-asian="normal" style:font-weight-complex="normal"/>
    </style:style>
    <style:style style:name="T9" style:family="text">
      <style:text-properties fo:font-weight="normal" officeooo:rsid="001ddb0e" style:font-weight-asian="normal" style:font-weight-complex="normal"/>
    </style:style>
    <style:style style:name="T10" style:family="text">
      <style:text-properties fo:font-weight="normal" officeooo:rsid="001fc6d4" style:font-weight-asian="normal" style:font-weight-complex="normal"/>
    </style:style>
    <style:style style:name="T11" style:family="text">
      <style:text-properties fo:font-weight="normal" officeooo:rsid="00215f0f" style:font-weight-asian="normal" style:font-weight-complex="normal"/>
    </style:style>
    <style:style style:name="T12" style:family="text">
      <style:text-properties officeooo:rsid="000fc4b0"/>
    </style:style>
    <style:style style:name="T13" style:family="text">
      <style:text-properties officeooo:rsid="001a5c3b"/>
    </style:style>
    <style:style style:name="T14" style:family="text">
      <style:text-properties officeooo:rsid="00215f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ICK SORT</text:p>
      <text:p text:style-name="P3"><text:span text:style-name="T1"/></text:p>
      <text:p text:style-name="P4"><text:span text:style-name="T1">-</text:span>Divide and Conquer Algorithm<text:span text:style-name="T1">, like Merge Sort</text:span></text:p>
      <text:p text:style-name="P5"><text:span text:style-name="T1">-picks an element (usually index 0) as pivot and partitions the given array around pivot</text:span></text:p>
      <text:p text:style-name="P6"><text:span text:style-name="T1">-calls itself on the partitioned arrays</text:span></text:p>
      <text:p text:style-name="P7"><text:span text:style-name="T1">-concatenates the smaller array, the pivot, and the larger array</text:span></text:p>
      <text:p text:style-name="P7"><text:span text:style-name="T1"/></text:p>
      <text:p text:style-name="P7"><text:span text:style-name="T1">Python code:</text:span></text:p>
      <text:p text:style-name="P7"><text:span text:style-name="T1"/></text:p>
      <text:p text:style-name="P8"><text:span text:style-name="T1">def quick_sort(arr):</text:span></text:p>
      <text:p text:style-name="P8"><text:span text:style-name="T1"><text:tab/>if len(arr) &lt;= 1: return arr</text:span></text:p>
      <text:p text:style-name="P9"><text:span text:style-name="T1"><text:tab/></text:span></text:p>
      <text:p text:style-name="P9"><text:span text:style-name="T1"><text:tab/>pivot = arr[0]</text:span></text:p>
      <text:p text:style-name="P8"><text:span text:style-name="T1"><text:tab/>a1 = [x for x in arr if x &lt;= pivot]</text:span></text:p>
      <text:p text:style-name="P8"><text:span text:style-name="T1"><text:tab/>a2 = [x for x in arr if x &gt; pivot]</text:span></text:p>
      <text:p text:style-name="P9"><text:span text:style-name="T1"><text:tab/></text:span></text:p>
      <text:p text:style-name="P9"><text:span text:style-name="T1"><text:tab/>return quick_sort(a1) + </text:span><text:span text:style-name="T6">pivot</text:span><text:span text:style-name="T1"> + quick_sort(a2)</text:span></text:p>
      <text:p text:style-name="P14">MERGE SORT</text:p>
      <text:p text:style-name="P1"><text:span text:style-name="T1"/></text:p>
      <text:p text:style-name="P2"><text:span text:style-name="T1">-</text:span><text:span text:style-name="T12">Div</text:span>ide and <text:span text:style-name="T12">C</text:span>onquer <text:span text:style-name="T12">Algorithm</text:span><text:span text:style-name="T3">, like Merge Sort</text:span></text:p>
      <text:p text:style-name="P2"><text:span text:style-name="T1">-divides input array in two halves</text:span></text:p>
      <text:p text:style-name="P1"><text:span text:style-name="T1">-calls itself for the two halves, then merges them</text:span></text:p>
      <text:p text:style-name="P1"><text:span text:style-name="T1"/></text:p>
      <text:p text:style-name="P1"><text:span text:style-name="T2">Python </text:span><text:span text:style-name="T4">c</text:span><text:span text:style-name="T1">ode:</text:span></text:p>
      <text:p text:style-name="P1"><text:span text:style-name="T1"/></text:p>
      <text:p text:style-name="P10"><text:span text:style-name="T1">def merge_sort(arr):</text:span></text:p>
      <text:p text:style-name="P10"><text:span text:style-name="T1"><text:tab/>if len(arr) &lt;= 1: return arr</text:span></text:p>
      <text:p text:style-name="P11"><text:span text:style-name="T1"><text:tab/></text:span></text:p>
      <text:p text:style-name="P11"><text:span text:style-name="T5"><text:tab/>middle = len(a</text:span><text:span text:style-name="T6">rr</text:span><text:span text:style-name="T5">)//2<text:tab/><text:tab/><text:tab/><text:tab/></text:span><text:span text:style-name="T13"># note: // because we need int</text:span></text:p>
      <text:p text:style-name="P11"><text:span text:style-name="T1"><text:tab/></text:span><text:span text:style-name="T6">a1 = </text:span><text:span text:style-name="T7">merge_sort( a</text:span><text:span text:style-name="T8">rr</text:span><text:span text:style-name="T7">[:middle] )<text:tab/><text:tab/></text:span><text:span text:style-name="T14"># note: </text:span></text:p>
      <text:p text:style-name="P11"><text:span text:style-name="T7"><text:tab/>a2 = merge_sort( a</text:span><text:span text:style-name="T8">rr</text:span><text:span text:style-name="T7">[</text:span><text:span text:style-name="T8">middle:] )</text:span></text:p>
      <text:p text:style-name="P11"><text:span text:style-name="T8"><text:tab/>return merge(a1, a2)</text:span></text:p>
      <text:p text:style-name="P11"><text:span text:style-name="T8"/></text:p>
      <text:p text:style-name="P12"><text:span text:style-name="T8">d</text:span><text:span text:style-name="T1">ef merge(a, b):</text:span></text:p>
      <text:p text:style-name="P12"><text:span text:style-name="T1"><text:tab/>c = []</text:span></text:p>
      <text:p text:style-name="P12"><text:span text:style-name="T1"><text:tab/>while a and b:</text:span></text:p>
      <text:p text:style-name="P12"><text:span text:style-name="T1"><text:tab/><text:tab/>c += [min(a[0], b[0])]</text:span></text:p>
      <text:p text:style-name="P13"><text:span text:style-name="T1"><text:tab/><text:tab/></text:span><text:span text:style-name="T10">if a[0] == c[-1]:</text:span></text:p>
      <text:p text:style-name="P13"><text:span text:style-name="T10"><text:tab/><text:tab/><text:tab/>a = a[1:]</text:span></text:p>
      <text:p text:style-name="P12"><text:span text:style-name="T10"><text:tab/><text:tab/>else:</text:span></text:p>
      <text:p text:style-name="P12"><text:span text:style-name="T10"><text:tab/><text:tab/><text:tab/>b = b[1:]</text:span></text:p>
      <text:p text:style-name="P12"><text:span text:style-name="T10"><text:tab/>return c+a+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3S</meta:editing-duration>
    <meta:editing-cycles>25</meta:editing-cycles>
    <meta:generator>LibreOffice/5.3.6.1$Windows_X86_64 LibreOffice_project/686f202eff87ef707079aeb7f485847613344eb7</meta:generator>
    <dc:date>2017-10-18T22:26:34.859000000</dc:date>
    <meta:document-statistic meta:table-count="0" meta:image-count="0" meta:object-count="0" meta:page-count="2" meta:paragraph-count="35" meta:word-count="167" meta:character-count="920" meta:non-whitespace-character-count="752"/>
    <meta:user-defined meta:name="Info 1"/>
    <meta:user-defined meta:name="Info 2"/>
    <meta:user-defined meta:name="Info 3"/>
    <meta:user-defined meta:name="Info 4"/>
  </office:meta>
</office:document-meta>
</file>